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font-name="Helvetica" fo:color="#000000" fo:font-size="20pt" style:font-size-asian="20pt" style:font-size-complex="20pt"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ableColumn7" style:family="table-column">
      <style:table-column-properties style:column-width="0.4201in"/>
    </style:style>
    <style:style style:name="TableColumn8" style:family="table-column">
      <style:table-column-properties style:column-width="5.8729in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Hyperlink" style:family="text">
      <style:text-properties fo:language="de" fo:country="DE"/>
    </style:style>
    <style:style style:name="P20" style:parent-style-name="Standard" style:family="paragraph">
      <style:paragraph-properties fo:margin-bottom="0in" fo:line-height="100%"/>
    </style:style>
    <style:style style:name="T21" style:parent-style-name="Hyperlink" style:family="text">
      <style:text-properties fo:language="de" fo:country="DE"/>
    </style:style>
    <style:style style:name="P22" style:parent-style-name="Standard" style:family="paragraph">
      <style:paragraph-properties fo:margin-bottom="0in" fo:line-height="100%"/>
      <style:text-properties fo:language="de" fo:country="DE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language="de" fo:country="D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Absatz-Standardschriftart" style:family="text">
      <style:text-properties fo:language="de" fo:country="DE"/>
    </style:style>
    <style:style style:name="T39" style:parent-style-name="Hyperlink" style:family="text">
      <style:text-properties fo:language="de" fo:country="DE"/>
    </style:style>
    <style:style style:name="T40" style:parent-style-name="Hyperlink" style:family="text">
      <style:text-properties fo:language="de" fo:country="DE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language="de" fo:country="D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Hyperlink" style:family="text">
      <style:text-properties fo:language="de" fo:country="DE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de" fo:country="D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DE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language="de" fo:country="D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Hyperlink" style:family="text">
      <style:text-properties fo:language="de" fo:country="DE"/>
    </style:style>
    <style:style style:name="P58" style:parent-style-name="Standard" style:family="paragraph">
      <style:paragraph-properties fo:margin-bottom="0in" fo:line-height="100%"/>
    </style:style>
    <style:style style:name="T59" style:parent-style-name="Absatz-Standardschriftart" style:family="text">
      <style:text-properties fo:language="de" fo:country="DE"/>
    </style:style>
    <style:style style:name="T60" style:parent-style-name="Hyperlink" style:family="text">
      <style:text-properties fo:language="de" fo:country="DE"/>
    </style:style>
    <style:style style:name="P61" style:parent-style-name="Standard" style:family="paragraph">
      <style:paragraph-properties fo:margin-bottom="0in" fo:line-height="100%"/>
    </style:style>
    <style:style style:name="T62" style:parent-style-name="Absatz-Standardschriftart" style:family="text">
      <style:text-properties fo:language="de" fo:country="DE"/>
    </style:style>
    <style:style style:name="T63" style:parent-style-name="Hyperlink" style:family="text">
      <style:text-properties fo:language="de" fo:country="DE"/>
    </style:style>
    <style:style style:name="T64" style:parent-style-name="Hyperlink" style:family="text">
      <style:text-properties fo:language="de" fo:country="DE"/>
    </style:style>
    <style:style style:name="P65" style:parent-style-name="Standard" style:family="paragraph">
      <style:text-properties fo:language="de" fo:country="DE"/>
    </style:style>
    <style:style style:name="T66" style:parent-style-name="Absatz-Standardschriftart" style:family="text">
      <style:text-properties fo:language="de" fo:country="DE"/>
    </style:style>
  </office:automatic-styles>
  <office:body>
    <office:text text:use-soft-page-breaks="true">
      <text:h text:style-name="P1" text:outline-level="1">Quellen PowerPoint<text:s/>und Handout</text:h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olie</text:p>
          </table:table-cell>
          <table:table-cell table:style-name="TableCell12">
            <text:p text:style-name="P13">Quelle</text:p>
          </table:table-cell>
        </table:table-row>
        <table:table-row table:style-name="TableRow14">
          <table:table-cell table:style-name="TableCell15">
            <text:p text:style-name="P16">4</text:p>
          </table:table-cell>
          <table:table-cell table:style-name="TableCell17">
            <text:p text:style-name="P18"><text:a xlink:href="https://de.wikipedia.org/wiki/Strukturierte_Programmierung" office:target-frame-name="_top" xlink:show="replace"><text:span text:style-name="T19">https://de.wikipedia.org/wiki/Strukturierte_Programmierung</text:span></text:a></text:p>
            <text:p text:style-name="P20"><text:a xlink:href="https://en.wikipedia.org/wiki/Structured_programming" office:target-frame-name="_top" xlink:show="replace"><text:span text:style-name="T21">https://en.wikipedia.org/wiki/Structured_programming</text:span></text:a></text:p>
            <text:p text:style-name="P22">Bild:<text:s/></text:p>
          </table:table-cell>
        </table:table-row>
        <table:table-row table:style-name="TableRow23">
          <table:table-cell table:style-name="TableCell24">
            <text:p text:style-name="P25">5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6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7</text:p>
          </table:table-cell>
          <table:table-cell table:style-name="TableCell36">
            <text:p text:style-name="P37"><text:span text:style-name="T38">Inspiriert von:<text:s/></text:span><text:a xlink:href="https://www.youtube.com/watch?v=08CWw_VD45w&amp;t=3s" office:target-frame-name="_top" xlink:show="replace"><text:span text:style-name="T39">https://www.youtube.com/watch?v=08C</text:span><text:span text:style-name="T40">Ww_VD45w&amp;t=3s</text:span></text:a></text:p>
          </table:table-cell>
        </table:table-row>
        <table:table-row table:style-name="TableRow41">
          <table:table-cell table:style-name="TableCell42">
            <text:p text:style-name="P43">8</text:p>
          </table:table-cell>
          <table:table-cell table:style-name="TableCell44">
            <text:p text:style-name="P45"><text:a xlink:href="https://www.roberthalf.com/blog/salaries-and-skills/4-advantages-of-object-oriented-programming" office:target-frame-name="_top" xlink:show="replace"><text:span text:style-name="T46">https://www.roberthalf.com/blog/salaries-and-skills/4-advantages-of-object-oriented-programming</text:span></text:a></text:p>
          </table:table-cell>
        </table:table-row>
        <table:table-row table:style-name="TableRow47">
          <table:table-cell table:style-name="TableCell48">
            <text:p text:style-name="P49">9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10</text:p>
          </table:table-cell>
          <table:table-cell table:style-name="TableCell55">
            <text:p text:style-name="P56"><text:a xlink:href="https://www.informit.com/articles/article.aspx?p=2036576" office:target-frame-name="_top" xlink:show="replace"><text:span text:style-name="T57">https://www.informit.com/articles/article.aspx?p=2036576</text:span></text:a></text:p>
            <text:p text:style-name="P58"><text:span text:style-name="T59">Bild 1:<text:s/></text:span><text:a xlink:href="https://ptgmedia.pearsoncmg.com/images/art_weisfeld_oopmobile/elementLinks/Weisfeld_fig1.jpg" office:target-frame-name="_top" xlink:show="replace"><text:span text:style-name="T60">https://ptgmedia.pearsoncmg.com/images/art_weisfeld_oopmobile/elementLinks/Weisfeld_fig1.jpg</text:span></text:a></text:p>
            <text:p text:style-name="P61"><text:span text:style-name="T62">Bild 2:<text:s/></text:span><text:a xlink:href="https://www.informit.com/content/images/art_weisfeld_oopmobile/elementLinks/Weisfeld_fig2.jpg" office:target-frame-name="_top" xlink:show="replace"><text:span text:style-name="T63">https://www.informit.com/content/images/art_</text:span><text:span text:style-name="T64">weisfeld_oopmobile/elementLinks/Weisfeld_fig2.jpg</text:span></text:a></text:p>
          </table:table-cell>
        </table:table-row>
      </table:table>
      <text:p text:style-name="P65"/>
      <text:p text:style-name="Standard"><text:span text:style-name="T6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DE"/>
    </style:style>
    <style:style style:name="P3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Fachoberschule Erding <text:s text:c="64"/><text:s text:c="54"/>Fabian Koch</text:p>
        <text:p text:style-name="P3">Quellen <text:s text:c="158"/>T12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12c Koc Fab</meta:initial-creator>
    <dc:creator>T12c Koc Fab</dc:creator>
    <meta:creation-date>2022-02-04T18:39:00Z</meta:creation-date>
    <dc:date>2022-02-09T17:13:00Z</dc:date>
    <meta:template xlink:href="Normal.dotm" xlink:type="simple"/>
    <meta:editing-cycles>3</meta:editing-cycles>
    <meta:editing-duration>PT0S</meta:editing-duration>
    <meta:document-statistic meta:page-count="1" meta:paragraph-count="2" meta:word-count="184" meta:character-count="1233" meta:row-count="8" meta:non-whitespace-character-count="1051"/>
  </office:meta>
</office:document-meta>
</file>